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iman" svg:font-family="'times new riman'"/>
    <style:font-face style:name="times new rioman" svg:font-family="'times new rioman'"/>
  </office:font-face-decls>
  <office:automatic-styles>
    <style:style style:name="P1" style:family="paragraph" style:parent-style-name="Heading_20_1">
      <style:paragraph-properties fo:line-height="115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Times new Roman" fo:font-size="14pt" fo:font-weight="normal" officeooo:rsid="001a07fd" officeooo:paragraph-rsid="001a07f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.0398in" fo:margin-bottom="0.0398in" style:contextual-spacing="false" fo:line-height="115%"/>
      <style:text-properties style:font-name="Times new Roman" fo:font-size="14pt" officeooo:rsid="0019c589" officeooo:paragraph-rsid="0019c589" style:font-size-asian="14pt" style:font-size-complex="14pt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15%"/>
      <style:text-properties style:font-name="Times new Roman" fo:font-size="14pt" officeooo:rsid="0019c589" style:font-size-asian="14pt" style:font-size-complex="14pt"/>
    </style:style>
    <style:style style:name="P5" style:family="paragraph" style:parent-style-name="Standard" style:list-style-name="L1">
      <style:paragraph-properties fo:margin-top="0.0398in" fo:margin-bottom="0.0398in" style:contextual-spacing="false" fo:line-height="115%"/>
      <style:text-properties style:font-name="Times new Roman" fo:font-size="14pt" officeooo:rsid="0019c589" officeooo:paragraph-rsid="0019c589" style:font-size-asian="14pt" style:font-size-complex="14pt"/>
    </style:style>
    <style:style style:name="P6" style:family="paragraph" style:parent-style-name="Standard" style:list-style-name="L2">
      <style:paragraph-properties fo:margin-top="0.0398in" fo:margin-bottom="0.0398in" style:contextual-spacing="false" fo:line-height="115%"/>
      <style:text-properties style:font-name="Times new Roman" fo:font-size="14pt" officeooo:rsid="0019c589" style:font-size-asian="14pt" style:font-size-complex="14pt"/>
    </style:style>
    <style:style style:name="P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style:font-name="Times new Roman" fo:font-size="16pt" fo:font-weight="bold" officeooo:rsid="001a07fd" officeooo:paragraph-rsid="001a07f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line-height="115%" fo:text-align="start" style:justify-single-word="false"/>
      <style:text-properties style:font-name="Times new Roman" fo:font-size="16pt" fo:font-weight="normal" officeooo:rsid="001b4495" officeooo:paragraph-rsid="001b4495" style:font-size-asian="14pt" style:font-weight-asian="normal" style:font-size-complex="16pt" style:font-weight-complex="normal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Times new Roman" fo:font-size="16pt" fo:font-weight="bold" officeooo:rsid="001a07fd" officeooo:paragraph-rsid="001a07f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Times new Roman" fo:font-size="16pt" fo:font-weight="bold" officeooo:rsid="001b4495" officeooo:paragraph-rsid="001b4495" style:font-size-asian="14pt" style:font-weight-asian="bold" style:font-size-complex="16pt" style:font-weight-complex="bold"/>
    </style:style>
    <style:style style:name="P11" style:family="paragraph" style:parent-style-name="Text_20_body" style:list-style-name="L20">
      <style:paragraph-properties fo:line-height="115%" fo:text-align="start" style:justify-single-word="false"/>
      <style:text-properties style:font-name="Times new Roman" fo:font-size="14pt" fo:font-weight="normal" officeooo:rsid="001a07fd" officeooo:paragraph-rsid="001b4495" style:font-size-asian="14pt" style:font-weight-asian="normal" style:font-size-complex="14pt" style:font-weight-complex="normal"/>
    </style:style>
    <style:style style:name="P12" style:family="paragraph" style:parent-style-name="Text_20_body" style:list-style-name="L19">
      <style:paragraph-properties fo:margin-top="0.0398in" fo:margin-bottom="0.0398in" style:contextual-spacing="false" fo:line-height="115%" fo:text-align="start" style:justify-single-word="false"/>
      <style:text-properties style:font-name="Times new Roman" fo:font-size="14pt" fo:font-weight="normal" officeooo:rsid="001a07fd" officeooo:paragraph-rsid="001a07fd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15%" fo:text-align="start" style:justify-single-word="false"/>
      <style:text-properties style:font-name="Times new Roman" fo:font-size="14pt" fo:font-weight="normal" officeooo:rsid="001a07fd" officeooo:paragraph-rsid="001b4495" style:font-size-asian="12.25pt" style:font-weight-asian="normal" style:font-size-complex="14pt" style:font-weight-complex="normal"/>
    </style:style>
    <style:style style:name="P14" style:family="paragraph" style:parent-style-name="Text_20_body" style:list-style-name="L21">
      <style:paragraph-properties fo:line-height="115%" fo:text-align="start" style:justify-single-word="false"/>
      <style:text-properties style:font-name="Times new Roman" fo:font-size="14pt" fo:font-weight="normal" officeooo:rsid="001a07fd" officeooo:paragraph-rsid="001b4495" style:font-size-asian="12.25pt" style:font-weight-asian="normal" style:font-size-complex="14pt" style:font-weight-complex="normal"/>
    </style:style>
    <style:style style:name="P15" style:family="paragraph" style:parent-style-name="Text_20_body" style:list-style-name="L19">
      <style:paragraph-properties fo:margin-top="0in" fo:margin-bottom="0in" style:contextual-spacing="false" fo:line-height="115%"/>
      <style:text-properties style:font-name="Times new Roman"/>
    </style:style>
    <style:style style:name="P16" style:family="paragraph" style:parent-style-name="Text_20_body" style:list-style-name="L19">
      <style:paragraph-properties fo:line-height="115%"/>
      <style:text-properties style:font-name="Times new Roman"/>
    </style:style>
    <style:style style:name="P17" style:family="paragraph" style:parent-style-name="Text_20_body">
      <style:paragraph-properties fo:line-height="115%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39in" fo:text-indent="-0.25in" fo:margin-left="0.683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39in" fo:text-indent="-0.25in" fo:margin-left="0.933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39in" fo:text-indent="-0.25in" fo:margin-left="1.183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39in" fo:text-indent="-0.25in" fo:margin-left="1.433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39in" fo:text-indent="-0.25in" fo:margin-left="1.683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39in" fo:text-indent="-0.25in" fo:margin-left="1.933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39in" fo:text-indent="-0.25in" fo:margin-left="2.183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39in" fo:text-indent="-0.25in" fo:margin-left="2.433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39in" fo:text-indent="-0.25in" fo:margin-left="2.683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39in" fo:text-indent="-0.25in" fo:margin-left="2.9339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Complete Guide to Microcontrollers</text:h>
      <text:p text:style-name="P3"><text:tab/>Microcontrollers (often shortened to MCUs or MCs) are extremely small microcomputers that are entirely self-contained on a single chip.</text:p>
      <text:p text:style-name="P3"><text:tab/>You can define a microcontroller as a simplified computer - one that is generally designed to run a single basic programme repeatedly. By definition, microcontrollers are typically intended to perform a single automated task, as pre-programmed by the user, in a single device. They are designed to do this one job repeatedly (or, as is also common, on a timed loop).</text:p>
      <text:p text:style-name="P3"><text:tab/>This is known as an embedded application, as opposed to the more versatile, general-purpose applications handled by full microprocessors and CPUs.</text:p>
      <text:p text:style-name="P3"><text:tab/>Microcontrollers do contain a microprocessor of sorts as one of their key components, but it is typically a far less complex and dynamic form of CPU than most standalone MPs. This is because the microcontroller unit is generally limited to performing a single highly specific job. This means that it does not need the full range of functionality that a proper microprocessor offers.</text:p>
      <text:p text:style-name="P3"><text:tab/>To achieve this, the basics of a microcontroller dictate that it generally works in conjunction with other types of components and electronic circuits, connected via printed circuit boards (PCBs). This combination of a microcontroller and PCB-based equipment can be used to play a key role in controlling, monitoring and affecting various sorts of systems and component behaviours.</text:p>
      <text:p text:style-name="P3"><text:tab/>Although there are many recognised manufacturing brands and programming architectures used for microcontrollers, there are just three distinct types of MCUs in current use. These are: 8-bit controllers, 16-bit controllers, 32-bit controllers.</text:p>
      <text:p text:style-name="P3"><text:tab/>The main distinction between the three microcontroller types comes in terms of their respective bus widths - the width of their respective data pipes.</text:p>
      <text:p text:style-name="P3"><text:tab/>This is ultimately the key specification that limits a microcontroller’s speed mathematical precision. In short, an 8-bit microcontroller will require an increased number of bus accesses and more instructions to perform 16-bit or 32-bit calculations. It will therefore arrive at the answer (i.e. output behaviour) much more slowly than a 16 or 32-bit MCU.</text:p>
      <text:p text:style-name="P3"><text:tab/>In computing terms, it is effectively the same sort of limitation issue as you would find with a slow CPU rather than a faster, more powerful one. These important criteria will impact the choice and scope of programming languages you can comfortably use <text:soft-page-break/>with a microcontroller unit. Whether it is C++, Python, R, or Arduino, microcontrollers are broadly compatible with a variety of programming languages although the specifics will depend on the device.</text:p>
      <text:p text:style-name="P3"><text:tab/>8-bit MCUs have long been viewed as the most basic and cost-effective options, but with limited functionality in some applications. 16-bit and 32-bit microcontrollers are typically more expensive but offer performance gains to match.</text:p>
      <text:p text:style-name="P3"><text:tab/>Across an array of modern applications and industries, microcontrollers have quickly achieved widespread market penetration and can be found today in many technologies and gadgets. Any electronic device containing a sensor, a display, a user interface and a programmable output control or actuator is likely to feature an MCU.</text:p>
      <text:p text:style-name="P3"><text:tab/>Some of the more common microcontroller projects, functions, applications and environments where they are used include:</text:p>
      <text:list text:style-name="L1">
        <text:list-item>
          <text:p text:style-name="P4">Automation and robotics</text:p>
        </text:list-item>
        <text:list-item>
          <text:p text:style-name="P4">Consumer electronics and domestic appliances</text:p>
        </text:list-item>
        <text:list-item>
          <text:p text:style-name="P4">Medical and laboratory equipment (handheld diagnostic devices, scanners and X-ray machines, measuring, analysis and monitoring tools)</text:p>
        </text:list-item>
        <text:list-item>
          <text:p text:style-name="P4">Automotive industries and vehicle control systems (powertrain adjustment, multimedia consoles and navigation software)</text:p>
        </text:list-item>
        <text:list-item>
          <text:p text:style-name="P4">Industrial and production environment controls (heating and lighting, HVAC systems and safety locking mechanisms)</text:p>
        </text:list-item>
        <text:list-item>
          <text:p text:style-name="P5">IoT devices and systems</text:p>
        </text:list-item>
      </text:list>
      <text:p text:style-name="P3"><text:tab/>When installed as part of a functioning circuit in a device or system, a microcontroller board can sense, monitor and respond to various events, behaviours or input signals that it detects from connected components and its environment.</text:p>
      <text:p text:style-name="P3"><text:tab/>A microcontroller, for example, might be programmed to push a specific type of output signal or behavioural control in response to certain input criteria. This could include the execution of tasks such as:</text:p>
      <text:list text:style-name="L2">
        <text:list-item>
          <text:p text:style-name="P6">Illuminating an LED or OLED display in response to touch-based user demand</text:p>
        </text:list-item>
        <text:list-item>
          <text:p text:style-name="P6">Playing lights and sounds in temperature-sensing applications or other varieties of alarms and warning systems</text:p>
        </text:list-item>
        <text:list-item>
          <text:p text:style-name="P6">Responding to the need for a motor to switch on or off in a pump or other mechanical device</text:p>
        </text:list-item>
        <text:list-item>
          <text:p text:style-name="P6"><text:soft-page-break/>Adjusting for tilt, balance, and velocity in gyroscope or accelerometer-based applications</text:p>
        </text:list-item>
      </text:list>
      <text:p text:style-name="P3"><text:tab/>A microcontroller unit (MCU) is a very small computer entirely embedded on a single integrated circuit, otherwise known as a chip.</text:p>
      <text:p text:style-name="P3"><text:tab/>In this regard, using microcontrollers is somewhat similar to using a System-on-Chip (SoC), which is what you would typically find powering a home computer, perhaps manufactured by Intel or AMD.</text:p>
      <text:p text:style-name="P3"/>
      <text:p text:style-name="P7">Translation into Russian</text:p>
      <text:p text:style-name="P2"><text:tab/>Микроконтроллеры (часто сокращаемые до MCU или MCS) - это чрезвычайно маленькие микрокомпьютеры, которые полностью автономны на одном кристалле.</text:p>
      <text:p text:style-name="P2"><text:tab/>Микроконтроллер можно определить как упрощенный компьютер, который, как правило, предназначен для многократного выполнения одной базовой программы. По определению, микроконтроллеры, как правило, предназначены для выполнения одной автоматизированной задачи, предварительно запрограммированной пользователем, в одном устройстве. Они предназначены для многократного выполнения одной задачи (или, как это также часто бывает, в цикле по времени).</text:p>
      <text:p text:style-name="P2"><text:tab/>Это известно как встроенное приложение, в отличие от более универсальных приложений общего назначения, управляемых полноценными микропроцессорами и центральными процессорами.</text:p>
      <text:p text:style-name="P2"><text:tab/>Микроконтроллеры действительно содержат своего рода микропроцессор в качестве одного из ключевых компонентов, но, как правило, это гораздо менее сложная и динамичная форма центрального процессора, чем большинство автономных контроллеров. Это связано с тем, что микроконтроллерный блок, как правило, ограничен выполнением одной узкоспециализированной задачи. Это означает, что ему не требуется весь спектр функциональных возможностей, которые предлагает соответствующий микропроцессор.</text:p>
      <text:p text:style-name="P2"><text:tab/>Для достижения этой цели основы микроконтроллера диктуют, что он обычно работает в сочетании с другими типами компонентов и электронных схем, подключаемых через печатные платы (PCBS). Эта комбинация микроконтроллера и оборудования на базе печатных плат может использоваться для того, чтобы <text:soft-page-break/>играть ключевую роль в управлении, мониторинге и воздействии на различные виды систем и поведение компонентов.</text:p>
      <text:p text:style-name="P2"><text:tab/>Несмотря на то, что для микроконтроллеров используется множество известных брендов и архитектур программирования, в настоящее время используются только три различных типа микроконтроллеров. Это: 8-разрядные контроллеры, 16-разрядные контроллеры и 32-разрядные контроллеры.</text:p>
      <text:p text:style-name="P2"><text:tab/>Основное различие между тремя типами микроконтроллеров заключается в ширине их шин - ширине соответствующих каналов передачи данных.</text:p>
      <text:p text:style-name="P2"><text:tab/>В конечном счете, это ключевая спецификация, которая ограничивает скорость и математическую точность микроконтроллера. Короче говоря, 8-разрядному микроконтроллеру потребуется большее количество обращений к шине и больше инструкций для выполнения 16-разрядных или 32-разрядных вычислений. Таким образом, он будет получать ответ (т.е. поведение выходных данных) гораздо медленнее, чем 16- или 32-разрядный микроконтроллер.</text:p>
      <text:p text:style-name="P2"><text:tab/>С точки зрения вычислительной техники, это, по сути, та же проблема, с которой вы сталкиваетесь при использовании медленного процессора, а не более быстрого и мощного. Эти важные критерии повлияют на выбор и объем языков программирования, которые вы сможете использовать с микроконтроллером. Будь то C++, Python, R или Arduino, микроконтроллеры в целом совместимы с различными языками программирования, хотя специфика будет зависеть от устройства.</text:p>
      <text:p text:style-name="P2">8-разрядные микроконтроллеры долгое время считались наиболее простыми и экономичными, но в некоторых приложениях их функциональность была ограничена. 16-разрядные и 32-разрядные микроконтроллеры, как правило, стоят дороже, но обеспечивают соответствующий прирост производительности.</text:p>
      <text:p text:style-name="P2"><text:tab/>Микроконтроллеры быстро завоевали широкое распространение на рынке в различных областях применения и отраслях промышленности, и сегодня их можно найти во многих технологиях и гаджетах. Любое электронное устройство, содержащее датчик, дисплей, пользовательский интерфейс и программируемый выходной блок управления или исполнительный механизм, скорее всего, оснащено микроконтроллером.</text:p>
      <text:p text:style-name="P2"><text:tab/>К числу наиболее распространенных проектов, функций, приложений и сред, в которых используются микроконтроллеры, относятся:</text:p>
      <text:p text:style-name="P2"><text:s text:c="4"/>• Автоматизация и робототехника</text:p>
      <text:p text:style-name="P2"><text:soft-page-break/><text:s text:c="4"/>• Потребительская электроника и бытовая техника</text:p>
      <text:p text:style-name="P2"><text:s text:c="4"/>• Медицинское и лабораторное оборудование (портативные диагностические устройства, сканеры и рентгеновские аппараты, средства измерения, анализа и мониторинга).</text:p>
      <text:p text:style-name="P2"><text:s text:c="4"/>• Автомобильная промышленность и системы управления транспортными средствами (регулировка силовых агрегатов, мультимедийные консоли и навигационное программное обеспечение)</text:p>
      <text:p text:style-name="P2"><text:s text:c="4"/>• Средства управления промышленностью и производственной средой (отопление и освещение, системы кондиционирования воздуха и защитные механизмы блокировки)</text:p>
      <text:p text:style-name="P2"><text:s text:c="4"/>• Устройства и системы Интернета вещей</text:p>
      <text:p text:style-name="P2"><text:tab/>При установке в качестве части функциональной схемы в устройстве или системе плата микроконтроллера может распознавать, отслеживать и реагировать на различные события, поведение или входные сигналы, которые она обнаруживает от подключенных компонентов и окружающей среды.</text:p>
      <text:p text:style-name="P2"><text:tab/>Например, микроконтроллер может быть запрограммирован на выдачу определенного типа выходного сигнала или управление поведением в ответ на определенные входные критерии. Это может включать выполнение таких задач, как:</text:p>
      <text:p text:style-name="P2"><text:s text:c="4"/>• Включение светодиодного или OLED-дисплея в ответ на запрос пользователя, основанный на прикосновении</text:p>
      <text:p text:style-name="P2"><text:s text:c="4"/>• Воспроизведение световых и звуковых сигналов в системах измерения температуры или других системах сигнализации и оповещения</text:p>
      <text:p text:style-name="P2"><text:s text:c="4"/>• Реагирование на необходимость включения или выключения двигателя в насосе или другом механическом устройстве</text:p>
      <text:p text:style-name="P2"><text:s text:c="4"/>• Регулировка наклона, баланса и скорости в приложениях, основанных на гироскопе или акселерометре.</text:p>
      <text:p text:style-name="P2"><text:tab/>Микроконтроллерный блок (MCU) - это очень маленький компьютер, полностью встроенный в единую интегральную схему, иначе известную как чип.</text:p>
      <text:p text:style-name="P2"><text:tab/>В этом отношении использование микроконтроллеров в некоторой степени похоже на использование системы на кристалле (SoC), которая обычно используется для питания домашнего компьютера, возможно, производства Intel или AMD.</text:p>
      <text:p text:style-name="P7"><text:soft-page-break/>Questions</text:p>
      <text:list text:style-name="L19">
        <text:list-item>
          <text:p text:style-name="P12">What is the main function of a microcontroller?</text:p>
        </text:list-item>
        <text:list-item>
          <text:p text:style-name="P15">How is a microcontroller different from a general-purpose CPU?</text:p>
        </text:list-item>
        <text:list-item>
          <text:p text:style-name="P15">What are the key components of a microcontroller?</text:p>
        </text:list-item>
        <text:list-item>
          <text:p text:style-name="P15">What are embedded applications, and how do they relate to microcontrollers?</text:p>
        </text:list-item>
        <text:list-item>
          <text:p text:style-name="P15">Why is the microprocessor in a microcontroller less complex than a standalone CPU?</text:p>
        </text:list-item>
        <text:list-item>
          <text:p text:style-name="P15">How do microcontrollers interact with other components through printed circuit boards (PCBs)?</text:p>
        </text:list-item>
        <text:list-item>
          <text:p text:style-name="P15">What are the three distinct types of microcontrollers currently in use?</text:p>
        </text:list-item>
        <text:list-item>
          <text:p text:style-name="P15">What is the primary difference between 8-bit, 16-bit, and 32-bit microcontrollers?</text:p>
        </text:list-item>
        <text:list-item>
          <text:p text:style-name="P15">How does the bus width of a microcontroller affect its performance?</text:p>
        </text:list-item>
        <text:list-item>
          <text:p text:style-name="P15">Why are 8-bit microcontrollers viewed as more basic compared to 16-bit and 32-bit MCUs?</text:p>
        </text:list-item>
        <text:list-item>
          <text:p text:style-name="P15">Which programming languages are compatible with microcontrollers?</text:p>
        </text:list-item>
        <text:list-item>
          <text:p text:style-name="P15">In what industries and devices are microcontrollers commonly used?</text:p>
        </text:list-item>
        <text:list-item>
          <text:p text:style-name="P15">How can a microcontroller sense and respond to various environmental inputs?</text:p>
        </text:list-item>
        <text:list-item>
          <text:p text:style-name="P15">What are some examples of tasks that microcontrollers can be programmed to perform?</text:p>
        </text:list-item>
        <text:list-item>
          <text:p text:style-name="P16">How are microcontrollers similar to Systems-on-Chip (SoC) used in home computers?</text:p>
        </text:list-item>
      </text:list>
      <text:p text:style-name="P17"/>
      <text:p text:style-name="P9">Report</text:p>
      <text:list text:style-name="L21">
        <text:list-item>
          <text:p text:style-name="P14">Микроконтроллеры (MCU) — это небольшие микрокомпьютеры, встроенные в одну микросхему.</text:p>
        </text:list-item>
        <text:list-item>
          <text:p text:style-name="P14">Они предназначены для выполнения одной автоматизированной задачи, многократно повторяющейся в цикле.</text:p>
        </text:list-item>
        <text:list-item>
          <text:p text:style-name="P14">Эти устройства используются в системах, где требуется выполнение узкоспециализированных задач, таких как контроль и управление процессами.</text:p>
        </text:list-item>
        <text:list-item>
          <text:p text:style-name="P14">Микроконтроллеры отличаются от обычных процессоров своей простотой и меньшими вычислительными возможностями.</text:p>
        </text:list-item>
        <text:list-item>
          <text:p text:style-name="P14">Они работают в сочетании с другими компонентами, подключенными через печатные платы.</text:p>
        </text:list-item>
        <text:list-item>
          <text:p text:style-name="P14">Существует три типа микроконтроллеров: 8-разрядные, 16-разрядные и 32-разрядные.</text:p>
        </text:list-item>
        <text:list-item>
          <text:p text:style-name="P14"><text:soft-page-break/>Разрядность влияет на скорость и точность выполнения операций. 8-разрядные контроллеры дешевле, но медленнее, чем 32-разрядные.</text:p>
        </text:list-item>
        <text:list-item>
          <text:p text:style-name="P14">Микроконтроллеры могут программироваться на разных языках, включая C++ и Python.</text:p>
        </text:list-item>
        <text:list-item>
          <text:p text:style-name="P14">Их используют в робототехнике, медицине, автомобильной промышленности и бытовой технике.</text:p>
        </text:list-item>
        <text:list-item>
          <text:p text:style-name="P14">Эти устройства могут контролировать различные процессы, включая работу дисплеев и двигателей.</text:p>
        </text:list-item>
        <text:list-item>
          <text:p text:style-name="P14">Микроконтроллеры широко распространены в современных гаджетах и системах.</text:p>
        </text:list-item>
        <text:list-item>
          <text:p text:style-name="P14">Они играют ключевую роль в управлении и автоматизации множества современных электронных устройств и систем.</text:p>
        </text:list-item>
      </text:list>
      <text:p text:style-name="P13"/>
      <text:p text:style-name="P10">Retelling</text:p>
      <text:p text:style-name="P8">1. Microcontrollers (MCUs) are small microcomputers embedded in a single chip.</text:p>
      <text:p text:style-name="P8">2. They are designed to perform a single automated task that is repeated many times in a cycle.</text:p>
      <text:p text:style-name="P8">3. These devices are used in systems where highly specialized tasks such as process control and management are required.</text:p>
      <text:p text:style-name="P8">4. Microcontrollers differ from conventional processors in their simplicity and lower computing capabilities.</text:p>
      <text:p text:style-name="P8">5. They work in combination with other components connected via printed circuit boards.</text:p>
      <text:p text:style-name="P8">6. There are three types of microcontrollers: 8-bit, 16-bit and 32-bit.</text:p>
      <text:p text:style-name="P8">7. Bit depth affects the speed and accuracy of operations. 8-bit controllers are cheaper but slower than 32-bit ones.</text:p>
      <text:p text:style-name="P8"><text:soft-page-break/>8. Microcontrollers can be programmed in different languages, including C++ and Python.</text:p>
      <text:p text:style-name="P8">9. They are used in robotics, medicine, the automotive industry and household appliances.</text:p>
      <text:p text:style-name="P8">10. These devices can control various processes, including the operation of displays and motors.</text:p>
      <text:p text:style-name="P8">11. Microcontrollers are widely used in modern gadgets and systems.</text:p>
      <text:p text:style-name="P8">12. They play a key role in the management and automation of many modern electronic devices and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iman" svg:font-family="'times new riman'"/>
    <style:font-face style:name="times new rioman" svg:font-family="'times new ri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4pt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23:44.491794877</meta:creation-date>
    <meta:editing-duration>PT8M46S</meta:editing-duration>
    <meta:editing-cycles>2</meta:editing-cycles>
    <meta:generator>LibreOffice/24.2.6.2$Linux_X86_64 LibreOffice_project/420$Build-2</meta:generator>
    <dc:date>2024-10-16T16:42:39.559631771</dc:date>
    <meta:document-statistic meta:table-count="0" meta:image-count="0" meta:object-count="0" meta:page-count="8" meta:paragraph-count="96" meta:word-count="1920" meta:character-count="14054" meta:non-whitespace-character-count="12195"/>
  </office:meta>
</office:document-meta>
</file>